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paragraph-rsid="002b20e3"/>
    </style:style>
    <style:style style:name="P3" style:family="paragraph" style:parent-style-name="Text_20_body" style:list-style-name="L1">
      <style:text-properties officeooo:rsid="0005139f" officeooo:paragraph-rsid="0005139f"/>
    </style:style>
    <style:style style:name="P4" style:family="paragraph" style:parent-style-name="Text_20_body" style:list-style-name="L1">
      <style:text-properties officeooo:rsid="000d90df" officeooo:paragraph-rsid="002b20e3"/>
    </style:style>
    <style:style style:name="P5" style:family="paragraph" style:parent-style-name="Text_20_body" style:list-style-name="L1">
      <style:text-properties officeooo:rsid="002b58b9" officeooo:paragraph-rsid="002b58b9"/>
    </style:style>
    <style:style style:name="T1" style:family="text">
      <style:text-properties officeooo:rsid="000975c4"/>
    </style:style>
    <style:style style:name="T2" style:family="text">
      <style:text-properties officeooo:rsid="0009e09f"/>
    </style:style>
    <style:style style:name="T3" style:family="text">
      <style:text-properties officeooo:rsid="0015d230"/>
    </style:style>
    <style:style style:name="T4" style:family="text">
      <style:text-properties officeooo:rsid="00182ab2"/>
    </style:style>
    <style:style style:name="T5" style:family="text">
      <style:text-properties officeooo:rsid="00283476"/>
    </style:style>
    <style:style style:name="T6" style:family="text">
      <style:text-properties officeooo:rsid="002a09e5"/>
    </style:style>
    <style:style style:name="T7" style:family="text">
      <style:text-properties officeooo:rsid="002b20e3"/>
    </style:style>
    <style:style style:name="T8" style:family="text">
      <style:text-properties officeooo:rsid="002c4710"/>
    </style:style>
    <style:style style:name="T9" style:family="text">
      <style:text-properties officeooo:rsid="002ec47f"/>
    </style:style>
    <style:style style:name="T10" style:family="text">
      <style:text-properties officeooo:rsid="0031610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1 Peter 3:1-7</text:h>
      <text:h text:style-name="Heading_20_2" text:outline-level="2"><text:bookmark text:name="en-GNT-33447"/>Wives and Husbands</text:h>
      <text:list xml:id="list4083252408" text:style-name="L1">
        <text:list-item>
          <text:p text:style-name="P1">In the same way you wives must submit yourselves to your husbands, so that if any of them do not believe God's word, your conduct will win them over to believe. It will not be necessary for you to say a word, because they will see how pure and reverent your conduct is. You should not use outward aids to make yourselves beautiful, such as the way you fix your hair, or the jewelry you put on, or the dresses you wear. Instead, your beauty should consist of your true inner self, the ageless beauty of a gentle and quiet spirit, which is of the greatest value in God's sight. For the devout women of the past who placed their hope in God used to make themselves beautiful by submitting themselves to their husbands. Sarah was like that; she obeyed Abraham and called him her master. You are now her daughters if you do good and are not afraid of anything. In the same way you husbands must live with your wives with the proper understanding that they are more delicate than you. Treat them with respect, because they also will receive, together with you, God's gift of life. Do this so that nothing will interfere with your prayers.</text:p>
        </text:list-item>
        <text:list-item>
          <text:p text:style-name="P3">Action speaks louder than words. Wives are being encouraged to show good conduct to their husbands, this good conduct without words can turn a husband into a believer. <text:span text:style-name="T1">This </text:span><text:span text:style-name="T8">advice is </text:span><text:span text:style-name="T1">for all people especially believers, our </text:span><text:span text:style-name="T2">good </text:span><text:span text:style-name="T1">conduct should lead non believers to believing.</text:span></text:p>
        </text:list-item>
        <text:list-item>
          <text:p text:style-name="P4">Beauty shouldn’t be about external appearance <text:span text:style-name="T3">(make up, clothing, jewelry, etc)</text:span>, the most precious beauty in the sight of God <text:s/>and men is inner beauty (a gentle and quiet spirit). <text:span text:style-name="T4">In these verse</text:span><text:span text:style-name="T9">s</text:span><text:span text:style-name="T4"> referrence was to the ladies but it should apply to both genders.</text:span></text:p>
        </text:list-item>
        <text:list-item>
          <text:p text:style-name="P2"><text:span text:style-name="T7">Wives</text:span><text:span text:style-name="T5"> are encouraged to submit to their husbands </text:span><text:span text:style-name="T6">just as devout women did in the past, an example of Sarah was given. </text:span><text:span text:style-name="T7">Husbands are encouraged to understand the female delicacy and treat them with respected for they are also human being</text:span><text:span text:style-name="T10">s</text:span><text:span text:style-name="T7"> who receive life from God.</text:span></text:p>
        </text:list-item>
        <text:list-item>
          <text:p text:style-name="P5">Doing this will help you stay inline with your prayers but doing the opposite will affect your prayer lif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9T10:23:10.391637740</meta:creation-date>
    <dc:date>2022-04-29T10:46:56.133331757</dc:date>
    <meta:editing-duration>PT23M38S</meta:editing-duration>
    <meta:editing-cycles>18</meta:editing-cycles>
    <meta:generator>LibreOffice/6.4.7.2$Linux_X86_64 LibreOffice_project/40$Build-2</meta:generator>
    <meta:document-statistic meta:table-count="0" meta:image-count="0" meta:object-count="0" meta:page-count="1" meta:paragraph-count="7" meta:word-count="375" meta:character-count="2075" meta:non-whitespace-character-count="1711"/>
  </office:meta>
</office:document-meta>
</file>